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3.4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2.875in"/>
    </style:style>
    <style:style style:name="Table2.C" style:family="table-column">
      <style:table-column-properties style:column-width="3.42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2.875in"/>
    </style:style>
    <style:style style:name="Table3.C" style:family="table-column">
      <style:table-column-properties style:column-width="3.427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1" style:family="table-row">
      <style:table-row-properties style:min-row-height="1.18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style:min-row-height="0.25in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1" style:family="table-row">
      <style:table-row-properties style:min-row-height="1.312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style:min-row-height="0.25in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1" style:family="table-row">
      <style:table-row-properties style:min-row-height="0.87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style:min-row-height="0.25in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1" style:family="table-row">
      <style:table-row-properties style:min-row-height="0.8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1" style:family="table-row">
      <style:table-row-properties style:min-row-height="0.25in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7*"/>
    </style:style>
    <style:style style:name="Table13.1" style:family="table-row">
      <style:table-row-properties style:min-row-height="0.87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1" style:family="table-row">
      <style:table-row-properties style:min-row-height="0.25in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3.4625in" style:rel-column-width="32767*"/>
    </style:style>
    <style:style style:name="Table15.1" style:family="table-row">
      <style:table-row-properties style:min-row-height="0.875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ac6e9" officeooo:paragraph-rsid="000ac6e9"/>
    </style:style>
    <style:style style:name="P2" style:family="paragraph" style:parent-style-name="Standard">
      <style:text-properties officeooo:rsid="000b4462" officeooo:paragraph-rsid="000b4462"/>
    </style:style>
    <style:style style:name="P3" style:family="paragraph" style:parent-style-name="Standard">
      <style:text-properties officeooo:rsid="000baf31" officeooo:paragraph-rsid="000b4462"/>
    </style:style>
    <style:style style:name="P4" style:family="paragraph" style:parent-style-name="Standard">
      <style:text-properties officeooo:rsid="000baf31" officeooo:paragraph-rsid="000baf31"/>
    </style:style>
    <style:style style:name="P5" style:family="paragraph" style:parent-style-name="Standard">
      <style:text-properties officeooo:rsid="000c6144" officeooo:paragraph-rsid="000c6144"/>
    </style:style>
    <style:style style:name="P6" style:family="paragraph" style:parent-style-name="Standard">
      <style:text-properties officeooo:rsid="000c6144" officeooo:paragraph-rsid="000d57ef"/>
    </style:style>
    <style:style style:name="P7" style:family="paragraph" style:parent-style-name="Table_20_Contents">
      <style:text-properties officeooo:rsid="000ac6e9" officeooo:paragraph-rsid="000ac6e9"/>
    </style:style>
    <style:style style:name="P8" style:family="paragraph" style:parent-style-name="Table_20_Contents">
      <style:text-properties officeooo:rsid="000b4462" officeooo:paragraph-rsid="000b4462"/>
    </style:style>
    <style:style style:name="P9" style:family="paragraph" style:parent-style-name="Table_20_Contents">
      <style:text-properties officeooo:rsid="000baf31" officeooo:paragraph-rsid="000baf31"/>
    </style:style>
    <style:style style:name="P10" style:family="paragraph" style:parent-style-name="Table_20_Contents">
      <style:text-properties officeooo:rsid="000c6144" officeooo:paragraph-rsid="000c6144"/>
    </style:style>
    <style:style style:name="P11" style:family="paragraph" style:parent-style-name="Table_20_Contents" style:list-style-name="L1">
      <style:text-properties officeooo:rsid="000c6144" officeooo:paragraph-rsid="000c6144"/>
    </style:style>
    <style:style style:name="P12" style:family="paragraph" style:parent-style-name="Table_20_Contents" style:list-style-name="L1">
      <style:text-properties officeooo:rsid="000c6144" officeooo:paragraph-rsid="000d57ef"/>
    </style:style>
    <style:style style:name="P13" style:family="paragraph" style:parent-style-name="Table_20_Contents">
      <style:text-properties officeooo:rsid="000c6144" officeooo:paragraph-rsid="000d57ef"/>
    </style:style>
    <style:style style:name="P14" style:family="paragraph" style:parent-style-name="Table_20_Contents">
      <style:text-properties officeooo:rsid="000d57ef" officeooo:paragraph-rsid="000d57ef"/>
    </style:style>
    <style:style style:name="P15" style:family="paragraph" style:parent-style-name="Table_20_Contents" style:list-style-name="L1">
      <style:text-properties officeooo:rsid="000d57ef" officeooo:paragraph-rsid="000d57ef"/>
    </style:style>
    <style:style style:name="T1" style:family="text">
      <style:text-properties officeooo:rsid="000b446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baf31"/>
    </style:style>
    <style:style style:name="T4" style:family="text">
      <style:text-properties officeooo:rsid="000c6144"/>
    </style:style>
    <style:style style:name="T5" style:family="text">
      <style:text-properties officeooo:rsid="000d57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<text:span text:style-name="T1">Insert </text:span>bank card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Steps</text:p>
          </table:table-cell>
          <table:table-cell table:style-name="Table1.A1" office:value-type="string">
            <text:p text:style-name="P7">User</text:p>
          </table:table-cell>
          <table:table-cell table:style-name="Table1.C1" office:value-type="string">
            <text:p text:style-name="P7">ATM and Bank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User enters the cash card into the ATM machine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7">ATM <text:span text:style-name="T1">verifie</text:span>s expiration date <text:span text:style-name="T1">of the user's card is correct</text:span>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8">ATM <text:span text:style-name="T3">logs the card ID and Bank ID and displays verification dialog</text:span></text:p>
          </table:table-cell>
        </table:table-row>
      </table:table>
      <text:p text:style-name="P1"/>
      <text:p text:style-name="P2">Variation #1</text:p>
      <text:p text:style-name="P2">1.1. Start at Step 1</text:p>
      <text:p text:style-name="P2">1.2 <text:s/>ATM verifies that expiration date of date is invalid</text:p>
      <text:p text:style-name="P2">1.3. ATM displays an error message to user</text:p>
      <text:p text:style-name="P3"/>
      <text:p text:style-name="P4">Use Case: Enter password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Steps</text:p>
          </table:table-cell>
          <table:table-cell table:style-name="Table2.A1" office:value-type="string">
            <text:p text:style-name="P8">User</text:p>
          </table:table-cell>
          <table:table-cell table:style-name="Table2.C1" office:value-type="string">
            <text:p text:style-name="P8">ATM and Bank</text:p>
          </table:table-cell>
        </table:table-row>
        <table:table-row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8">User carries out <text:span text:style-name="T2">Insert Bank Card</text:span>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2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8">ATM asks <text:span text:style-name="T3">user to enter password</text:span></text:p>
          </table:table-cell>
        </table:table-row>
        <table:table-row>
          <table:table-cell table:style-name="Table2.A2" office:value-type="string">
            <text:p text:style-name="P9">3</text:p>
          </table:table-cell>
          <table:table-cell table:style-name="Table2.A2" office:value-type="string">
            <text:p text:style-name="P9">User enters their password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9">4</text:p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9">ATM verifies Bank ID and password with the Bank is correct</text:p>
          </table:table-cell>
        </table:table-row>
        <table:table-row>
          <table:table-cell table:style-name="Table2.A2" office:value-type="string">
            <text:p text:style-name="P9">5</text:p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9">ATM displays transaction dialog</text:p>
          </table:table-cell>
        </table:table-row>
      </table:table>
      <text:p text:style-name="P2"/>
      <text:p text:style-name="P4">Variation #1</text:p>
      <text:p text:style-name="P4">1.1. Start with step 3</text:p>
      <text:p text:style-name="P4">1.2. ATM verifies that the user's bank ID is not supported by ATM with the bank</text:p>
      <text:p text:style-name="P4">1.3. ATM displays messages that bank ID is invalid and returns card</text:p>
      <text:p text:style-name="P4"/>
      <text:p text:style-name="P4">Variation #2</text:p>
      <text:p text:style-name="P4">2.1. Start with step 3</text:p>
      <text:p text:style-name="P4">2.2. ATM verifies with the bank that the password is incorrect</text:p>
      <text:p text:style-name="P4">2.3. ATM displays message that password is incorrect and returns the card</text:p>
      <text:p text:style-name="P4"/>
      <text:p text:style-name="P4">Variation #3</text:p>
      <text:p text:style-name="P4">3.1. <text:s/>Start with step 3 in Variation 2</text:p>
      <text:p text:style-name="P4">3.2. User enters incorrect password 2 additional times</text:p>
      <text:p text:style-name="P4">3.3. ATM holds user's card and displays a message letting the user know to call the bank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Use Case: Withdraw Cash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>Steps</text:p>
          </table:table-cell>
          <table:table-cell table:style-name="Table3.A1" office:value-type="string">
            <text:p text:style-name="P9">User</text:p>
          </table:table-cell>
          <table:table-cell table:style-name="Table3.C1" office:value-type="string">
            <text:p text:style-name="P9">ATM and Bank</text:p>
          </table:table-cell>
        </table:table-row>
        <table:table-row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9">User Carries out <text:span text:style-name="T2">Enter Password</text:span>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9">2</text:p>
          </table:table-cell>
          <table:table-cell table:style-name="Table3.A2" office:value-type="string">
            <text:p text:style-name="P9">User enters amount of cash they would like to withdraw into the ATM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9">3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9">ATM verifies that user has sufficient funds in their account with the bank and the transaction is within the ATM's withdraw limit</text:p>
          </table:table-cell>
        </table:table-row>
        <table:table-row>
          <table:table-cell table:style-name="Table3.A2" office:value-type="string">
            <text:p text:style-name="P9">4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9">ATM dispenses the cash to the user</text:p>
          </table:table-cell>
        </table:table-row>
        <table:table-row>
          <table:table-cell table:style-name="Table3.A2" office:value-type="string">
            <text:p text:style-name="P9">5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9">ATM returns card to user</text:p>
          </table:table-cell>
        </table:table-row>
      </table:table>
      <text:p text:style-name="P4"/>
      <text:p text:style-name="P4">Variation #1</text:p>
      <text:p text:style-name="P4">1.1. Start with step 2</text:p>
      <text:p text:style-name="P4">1.2. ATM verifies that withdraw amount is out of its pre-defined withdraw limit</text:p>
      <text:p text:style-name="P4">1.3. ATM displays correct error message to user</text:p>
      <text:p text:style-name="P4">1.4. ATM restarts withdraw transaction</text:p>
      <text:p text:style-name="P4"/>
      <text:p text:style-name="P4">Variation #2</text:p>
      <text:p text:style-name="P4">1.1 Start with step 2</text:p>
      <text:p text:style-name="P4">1.2. ATM verifies that user doesn't have sufficient funds with bank</text:p>
      <text:p text:style-name="P4">1.3. ATM displays error message that user doesn't have the funds</text:p>
      <text:p text:style-name="P4">1.<text:span text:style-name="T4">4. ATM returns card to the user.</text:span></text:p>
      <text:p text:style-name="P4"/>
      <text:p text:style-name="P4"/>
      <text:p text:style-name="P5">CRC cards</text:p>
      <text:p text:style-name="P5"/>
      <table:table table:name="Table4" table:style-name="Table4">
        <table:table-column table:style-name="Table4.A"/>
        <table:table-row>
          <table:table-cell table:style-name="Table4.A1" office:value-type="string">
            <text:p text:style-name="P10">ATM</text:p>
          </table:table-cell>
        </table:table-row>
      </table:table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list xml:id="list2611662016926585376" text:style-name="L1">
              <text:list-item>
                <text:p text:style-name="P11">Dispenses cash </text:p>
              </text:list-item>
              <text:list-item>
                <text:p text:style-name="P11">Displays correct messages</text:p>
              </text:list-item>
              <text:list-item>
                <text:p text:style-name="P11">Gets user's card information</text:p>
              </text:list-item>
              <text:list-item>
                <text:p text:style-name="P11">Verifies user's card expiration date</text:p>
              </text:list-item>
            </text:list>
            <text:p text:style-name="P10"/>
          </table:table-cell>
          <table:table-cell table:style-name="Table5.B1" office:value-type="string">
            <text:list xml:id="list181548854505888" text:continue-numbering="true" text:style-name="L1">
              <text:list-item>
                <text:p text:style-name="P11">Bank </text:p>
              </text:list-item>
              <text:list-item>
                <text:p text:style-name="P11">Authentication</text:p>
              </text:list-item>
              <text:list-item>
                <text:p text:style-name="P15">Cash card</text:p>
                <text:p text:style-name="P11"/>
              </text:list-item>
            </text:list>
          </table:table-cell>
        </table:table-row>
      </table:table>
      <text:p text:style-name="P5"/>
      <text:p text:style-name="P5"/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>Bank</text:p>
          </table:table-cell>
        </table:table-row>
      </table:table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list xml:id="list181547588322392" text:continue-numbering="true" text:style-name="L1">
              <text:list-item>
                <text:p text:style-name="P11">Checks if user's card ID and Password are valid</text:p>
              </text:list-item>
              <text:list-item>
                <text:p text:style-name="P11">Checks and manages user's funds</text:p>
              </text:list-item>
              <text:list-item>
                <text:p text:style-name="P11">Initializes ATMs</text:p>
              </text:list-item>
              <text:list-item>
                <text:p text:style-name="P11">Issues bank cards</text:p>
              </text:list-item>
            </text:list>
            <text:p text:style-name="P10"/>
          </table:table-cell>
          <table:table-cell table:style-name="Table7.B1" office:value-type="string">
            <text:list xml:id="list181547904226567" text:continue-numbering="true" text:style-name="L1">
              <text:list-item>
                <text:p text:style-name="P11">ATM</text:p>
              </text:list-item>
              <text:list-item>
                <text:p text:style-name="P11">Authentication</text:p>
              </text:list-item>
              <text:list-item>
                <text:p text:style-name="P11">Database</text:p>
                <text:p text:style-name="P11"/>
              </text:list-item>
            </text:list>
          </table:table-cell>
        </table:table-row>
      </table:table>
      <text:p text:style-name="P5"><text:soft-page-break/></text:p>
      <text:p text:style-name="P5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0">User accounts</text:p>
          </table:table-cell>
        </table:table-row>
      </table:table>
      <table:table table:name="Table9" table:style-name="Table9">
        <table:table-column table:style-name="Table9.A" table:number-columns-repeated="2"/>
        <table:table-row table:style-name="Table9.1">
          <table:table-cell table:style-name="Table9.A1" office:value-type="string">
            <text:list xml:id="list181548944841509" text:continue-numbering="true" text:style-name="L1">
              <text:list-item>
                <text:p text:style-name="P11">Contains card ID and password</text:p>
              </text:list-item>
              <text:list-item>
                <text:p text:style-name="P11">Has information for User account balance</text:p>
                <text:p text:style-name="P11"/>
              </text:list-item>
            </text:list>
            <text:p text:style-name="P10"/>
            <text:p text:style-name="P10"/>
          </table:table-cell>
          <table:table-cell table:style-name="Table9.B1" office:value-type="string">
            <text:list xml:id="list181547339827928" text:continue-numbering="true" text:style-name="L1">
              <text:list-item>
                <text:p text:style-name="P11">Bank</text:p>
              </text:list-item>
              <text:list-item>
                <text:p text:style-name="P11">Database</text:p>
                <text:p text:style-name="P11"/>
              </text:list-item>
            </text:list>
          </table:table-cell>
        </table:table-row>
      </table:table>
      <text:p text:style-name="P5"/>
      <text:p text:style-name="P5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0">Cash card</text:p>
          </table:table-cell>
        </table:table-row>
      </table:table>
      <table:table table:name="Table11" table:style-name="Table11">
        <table:table-column table:style-name="Table11.A" table:number-columns-repeated="2"/>
        <table:table-row table:style-name="Table11.1">
          <table:table-cell table:style-name="Table11.A1" office:value-type="string">
            <text:list xml:id="list181548659879027" text:continue-numbering="true" text:style-name="L1">
              <text:list-item>
                <text:p text:style-name="P11">Contains expiration date, card ID, and Bank ID</text:p>
                <text:p text:style-name="P11"/>
              </text:list-item>
            </text:list>
            <text:p text:style-name="P10"/>
            <text:p text:style-name="P10"/>
          </table:table-cell>
          <table:table-cell table:style-name="Table11.B1" office:value-type="string">
            <text:list xml:id="list181549285673737" text:continue-numbering="true" text:style-name="L1">
              <text:list-item>
                <text:p text:style-name="P11">ATM</text:p>
                <text:p text:style-name="P11"/>
              </text:list-item>
            </text:list>
          </table:table-cell>
        </table:table-row>
      </table:table>
      <text:p text:style-name="P5"/>
      <text:p text:style-name="P6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4">Database</text:p>
          </table:table-cell>
        </table:table-row>
      </table:table>
      <table:table table:name="Table13" table:style-name="Table13">
        <table:table-column table:style-name="Table13.A" table:number-columns-repeated="2"/>
        <table:table-row table:style-name="Table13.1">
          <table:table-cell table:style-name="Table13.A1" office:value-type="string">
            <text:list xml:id="list181548025071134" text:continue-numbering="true" text:style-name="L1">
              <text:list-item>
                <text:p text:style-name="P12">Contains <text:span text:style-name="T5">multiple user accounts </text:span></text:p>
              </text:list-item>
              <text:list-item>
                <text:p text:style-name="P15">Talks to bank to verify account information and balance</text:p>
              </text:list-item>
              <text:list-item>
                <text:p text:style-name="P15">Subtracts balance from account</text:p>
                <text:p text:style-name="P12"/>
              </text:list-item>
            </text:list>
            <text:p text:style-name="P13"/>
            <text:p text:style-name="P13"/>
          </table:table-cell>
          <table:table-cell table:style-name="Table13.B1" office:value-type="string">
            <text:list xml:id="list181547319927667" text:continue-numbering="true" text:style-name="L1">
              <text:list-item>
                <text:p text:style-name="P15">Bank</text:p>
              </text:list-item>
            </text:list>
          </table:table-cell>
        </table:table-row>
      </table:table>
      <text:p text:style-name="P6"/>
      <text:p text:style-name="P6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4">Authentication</text:p>
          </table:table-cell>
        </table:table-row>
      </table:table>
      <table:table table:name="Table15" table:style-name="Table15">
        <table:table-column table:style-name="Table15.A" table:number-columns-repeated="2"/>
        <table:table-row table:style-name="Table15.1">
          <table:table-cell table:style-name="Table15.A1" office:value-type="string">
            <text:list xml:id="list181548595770164" text:continue-numbering="true" text:style-name="L1">
              <text:list-item>
                <text:p text:style-name="P15">Gets information from ATM to securely verify with bank</text:p>
              </text:list-item>
              <text:list-item>
                <text:p text:style-name="P15">Returns bank information to ATM</text:p>
                <text:p text:style-name="P12"/>
              </text:list-item>
            </text:list>
            <text:p text:style-name="P13"/>
            <text:p text:style-name="P13"/>
          </table:table-cell>
          <table:table-cell table:style-name="Table15.B1" office:value-type="string">
            <text:list xml:id="list181548662816101" text:continue-numbering="true" text:style-name="L1">
              <text:list-item>
                <text:p text:style-name="P15">Bank</text:p>
              </text:list-item>
              <text:list-item>
                <text:p text:style-name="P15">ATM</text:p>
              </text:list-item>
            </text:list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6T17:07:34.769159015</meta:creation-date>
    <dc:date>2014-09-06T18:15:47.187567188</dc:date>
    <meta:editing-duration>PT3M31S</meta:editing-duration>
    <meta:editing-cycles>1</meta:editing-cycles>
    <meta:document-statistic meta:table-count="15" meta:image-count="0" meta:object-count="0" meta:page-count="3" meta:paragraph-count="107" meta:word-count="491" meta:character-count="2557" meta:non-whitespace-character-count="2196"/>
    <meta:generator>LibreOffice/4.2.6.3$Linux_X86_64 LibreOffice_project/420m0$Build-3</meta:generator>
  </office:meta>
</office:document-meta>
</file>